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7-18" calcext:value-type="date">
            <text:p>18/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1]-[.F11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3])" office:value-type="float" office:value="510" calcext:value-type="float">
            <text:p>51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6:34:34.156644160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6:34:34.1608890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7:01:52.381095835</dc:date>
    <dc:language>pt-PT</dc:language>
    <meta:editing-cycles>613</meta:editing-cycles>
    <meta:editing-duration>P3DT7H43M24S</meta:editing-duration>
    <meta:print-date>2019-12-19T16:27:08.744000000</meta:print-date>
    <meta:document-statistic meta:table-count="1" meta:cell-count="91" meta:object-count="0"/>
    <meta:user-defined meta:name="Info 0"/>
    <meta:user-defined meta:name="Info 1"/>
    <meta:user-defined meta:name="Info 2"/>
    <meta:user-defined meta:name="Info 3"/>
  </office:meta>
</office:document-meta>
</file>